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3ca0" officeooo:paragraph-rsid="001c3ca0"/>
    </style:style>
    <style:style style:name="P2" style:family="paragraph" style:parent-style-name="Standard">
      <style:paragraph-properties fo:text-align="center" style:justify-single-word="false"/>
      <style:text-properties officeooo:rsid="001c3ca0" officeooo:paragraph-rsid="001c3ca0"/>
    </style:style>
    <style:style style:name="P3" style:family="paragraph" style:parent-style-name="Standard" style:list-style-name="L1">
      <style:text-properties officeooo:paragraph-rsid="001c3ca0"/>
    </style:style>
    <style:style style:name="P4" style:family="paragraph" style:parent-style-name="Standard">
      <style:text-properties officeooo:paragraph-rsid="001c3ca0"/>
    </style:style>
    <style:style style:name="P5" style:family="paragraph" style:parent-style-name="Standard" style:list-style-name="L1">
      <style:text-properties officeooo:rsid="001e1636" officeooo:paragraph-rsid="001e1636"/>
    </style:style>
    <style:style style:name="P6" style:family="paragraph" style:parent-style-name="Standard" style:list-style-name="L1">
      <style:text-properties officeooo:rsid="00215447" officeooo:paragraph-rsid="00215447"/>
    </style:style>
    <style:style style:name="P7" style:family="paragraph" style:parent-style-name="Standard" style:list-style-name="L1">
      <style:text-properties officeooo:rsid="00228c95" officeooo:paragraph-rsid="00228c95"/>
    </style:style>
    <style:style style:name="P8" style:family="paragraph" style:parent-style-name="Standard" style:list-style-name="L1">
      <style:text-properties officeooo:rsid="0022a96b" officeooo:paragraph-rsid="0022a96b"/>
    </style:style>
    <style:style style:name="P9" style:family="paragraph" style:parent-style-name="Standard" style:list-style-name="L1">
      <style:text-properties officeooo:rsid="002323ef" officeooo:paragraph-rsid="002323ef"/>
    </style:style>
    <style:style style:name="P10" style:family="paragraph" style:parent-style-name="Standard" style:list-style-name="L1">
      <style:text-properties officeooo:rsid="0023dea5" officeooo:paragraph-rsid="0023dea5"/>
    </style:style>
    <style:style style:name="T1" style:family="text">
      <style:text-properties officeooo:rsid="001c3c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idades</text:p>
      <text:p text:style-name="P4"/>
      <text:list xml:id="list1453484164561633041" text:style-name="L1">
        <text:list-item>
          <text:p text:style-name="P3"><text:span text:style-name="T1">Crear la estructura de la base de datos.</text:span></text:p>
        </text:list-item>
        <text:list-item>
          <text:p text:style-name="P1">Crear el diccionario de datos.</text:p>
        </text:list-item>
        <text:list-item>
          <text:p text:style-name="P1">Crear la interfaces gráficas.</text:p>
        </text:list-item>
        <text:list-item>
          <text:p text:style-name="P1">Crear el diagrama de flujo de cada interfaz gráfica.</text:p>
        </text:list-item>
        <text:list-item>
          <text:p text:style-name="P5">Crear los modelos (clases) pertenecientes a la lógica de la aplicación.</text:p>
        </text:list-item>
        <text:list-item>
          <text:p text:style-name="P9">Estudio de características del FRAMEWORK yii2 para la adaptación y aprovechamiento de las herramientas del mismo según los requerimientos pedidos.</text:p>
        </text:list-item>
        <text:list-item>
          <text:p text:style-name="P6">Desarrollo de los modelos.</text:p>
        </text:list-item>
        <text:list-item>
          <text:p text:style-name="P6">Escritura de pruebas unitarias.</text:p>
        </text:list-item>
        <text:list-item>
          <text:p text:style-name="P7">Pruebas con los usuarios.</text:p>
        </text:list-item>
        <text:list-item>
          <text:p text:style-name="P8">Evaluación de elementos de seguridad. (escritos en el documento de requerimientos).</text:p>
        </text:list-item>
        <text:list-item>
          <text:p text:style-name="P10">Crear manual (en vídeo) de uso de la aplicación.<text:tab/></text:p>
        </text:list-item>
        <text:list-item>
          <text:p text:style-name="P10"/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 </meta:initial-creator>
    <meta:creation-date>2015-06-28T09:41:16.566968551</meta:creation-date>
    <dc:date>2015-06-28T10:27:57.479413696</dc:date>
    <dc:creator>jaime </dc:creator>
    <meta:editing-duration>PT43M42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02" meta:character-count="620" meta:non-whitespace-character-count="541"/>
  </office:meta>
</office:document-meta>
</file>